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925" officeooo:paragraph-rsid="000be925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rsid="000be925" officeooo:paragraph-rsid="000be925"/>
    </style:style>
    <style:style style:name="P5" style:family="paragraph" style:parent-style-name="Text_20_body">
      <style:text-properties officeooo:rsid="001071d2" officeooo:paragraph-rsid="001071d2"/>
    </style:style>
    <style:style style:name="P6" style:family="paragraph" style:parent-style-name="Standard">
      <style:paragraph-properties fo:text-align="start" style:justify-single-word="false"/>
      <style:text-properties officeooo:rsid="00135a67" officeooo:paragraph-rsid="00135a67"/>
    </style:style>
    <style:style style:name="P7" style:family="paragraph" style:parent-style-name="Standard">
      <style:paragraph-properties fo:text-align="start" style:justify-single-word="false"/>
      <style:text-properties officeooo:rsid="001673cb" officeooo:paragraph-rsid="001673cb"/>
    </style:style>
    <style:style style:name="T1" style:family="text">
      <style:text-properties officeooo:rsid="000e6295"/>
    </style:style>
    <style:style style:name="T2" style:family="text">
      <style:text-properties officeooo:rsid="00135a67"/>
    </style:style>
    <style:style style:name="T3" style:family="text">
      <style:text-properties officeooo:rsid="00149887"/>
    </style:style>
    <style:style style:name="T4" style:family="text">
      <style:text-properties officeooo:rsid="0015c0ee"/>
    </style:style>
    <style:style style:name="T5" style:family="text">
      <style:text-properties officeooo:rsid="001673cb"/>
    </style:style>
    <style:style style:name="T6" style:family="text">
      <style:text-properties officeooo:rsid="0016c3a9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posal for Primary Oaks</text:p>
      <text:p text:style-name="P1">by Harris Butt</text:p>
      <text:p text:style-name="P1">Center number</text:p>
      <text:p text:style-name="P1">Student i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ble of Conten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Table of Contents</text:p>
          </text:index-title>
          <text:p text:style-name="P2"><text:a xlink:type="simple" xlink:href="#__RefHeading___Toc1_1740972213" text:style-name="Index_20_Link" text:visited-style-name="Index_20_Link">Organisation Overview<text:tab/>3</text:a></text:p>
          <text:p text:style-name="P2"><text:a xlink:type="simple" xlink:href="#__RefHeading___Toc431_3347198415" text:style-name="Index_20_Link" text:visited-style-name="Index_20_Link">Problem Overview<text:tab/>3</text:a></text:p>
          <text:p text:style-name="P2"><text:a xlink:type="simple" xlink:href="#__RefHeading___Toc3_1740972213" text:style-name="Index_20_Link" text:visited-style-name="Index_20_Link">User Groups<text:tab/>4</text:a></text:p>
          <text:p text:style-name="P3"><text:a xlink:type="simple" xlink:href="#__RefHeading___Toc5_1740972213" text:style-name="Index_20_Link" text:visited-style-name="Index_20_Link">Patients<text:tab/>4</text:a></text:p>
          <text:p text:style-name="P3"><text:a xlink:type="simple" xlink:href="#__RefHeading___Toc7_1740972213" text:style-name="Index_20_Link" text:visited-style-name="Index_20_Link">Doctors<text:tab/>4</text:a></text:p>
          <text:p text:style-name="P3"><text:a xlink:type="simple" xlink:href="#__RefHeading___Toc9_1740972213" text:style-name="Index_20_Link" text:visited-style-name="Index_20_Link">Admin Staff<text:tab/>4</text:a></text:p>
          <text:p text:style-name="P2"><text:a xlink:type="simple" xlink:href="#__RefHeading___Toc11_1740972213" text:style-name="Index_20_Link" text:visited-style-name="Index_20_Link">Empathy Map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h text:style-name="Heading_20_1" text:outline-level="1"><text:bookmark-start text:name="__RefHeading___Toc1_1740972213"/><text:span text:style-name="T1">Organisation </text:span>Overview<text:bookmark-end text:name="__RefHeading___Toc1_1740972213"/></text:h>
      <text:p text:style-name="P5">Primary Oaks is a local doctors surgery is transitioning to a system to create online bookings track user choices and let them create <text:span text:style-name="T2">accounts to view theses bookings.</text:span></text:p>
      <text:p text:style-name="P4"/>
      <text:p text:style-name="P4"/>
      <text:p text:style-name="P4"/>
      <text:p text:style-name="P4"/>
      <text:h text:style-name="Heading_20_1" text:outline-level="1"><text:bookmark-start text:name="__RefHeading___Toc431_3347198415"/>Problem Overview<text:bookmark-end text:name="__RefHeading___Toc431_3347198415"/></text:h>
      <text:p text:style-name="P6">The problem that I have been given to solve is to create a robust and versatile system that allows users to create accounts, book appointment<text:span text:style-name="T3">s with the users using their accounts. </text:span><text:span text:style-name="T4">The issue with the old system is that because the users have to phone in </text:span><text:span text:style-name="T5">to book an appointment which is very inefficient so Primary Oaks have come to us to help them build a new system</text:span></text:p>
      <text:p text:style-name="P4"/>
      <text:p text:style-name="P4"/>
      <text:p text:style-name="P4"/>
      <text:h text:style-name="Heading_20_1" text:outline-level="1">Scope</text:h>
      <text:p text:style-name="P7">The scope of this project is vast due to <text:span text:style-name="T6">many things that can be taken into consideration when planning this project, like parental links and or guardians that can make appointments in behalf of a patient </text:span></text:p>
      <text:p text:style-name="P4"/>
      <text:p text:style-name="P4"/>
      <text:h text:style-name="Heading_20_1" text:outline-level="1"><text:bookmark-start text:name="__RefHeading___Toc3_1740972213"/>User Groups<text:bookmark-end text:name="__RefHeading___Toc3_1740972213"/></text:h>
      <text:p text:style-name="P4"/>
      <text:h text:style-name="Heading_20_2" text:outline-level="2"><text:bookmark-start text:name="__RefHeading___Toc5_1740972213"/>Patients<text:bookmark-end text:name="__RefHeading___Toc5_1740972213"/></text:h>
      <text:p text:style-name="P4"/>
      <text:h text:style-name="Heading_20_2" text:outline-level="2"><text:bookmark-start text:name="__RefHeading___Toc7_1740972213"/><text:soft-page-break/>Doctors<text:bookmark-end text:name="__RefHeading___Toc7_1740972213"/></text:h>
      <text:p text:style-name="P4"/>
      <text:h text:style-name="Heading_20_2" text:outline-level="2"><text:bookmark-start text:name="__RefHeading___Toc9_1740972213"/>Admin Staff<text:bookmark-end text:name="__RefHeading___Toc9_1740972213"/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/>
      <text:h text:style-name="Heading_20_1" text:outline-level="1"><text:bookmark-start text:name="__RefHeading___Toc11_1740972213"/>Empathy Maps<text:bookmark-end text:name="__RefHeading___Toc11_174097221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s/>/ <text:page-count>4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4:05.040935300</meta:creation-date>
    <dc:date>2025-10-03T11:16:47.418759300</dc:date>
    <meta:editing-duration>PT1H47M55S</meta:editing-duration>
    <meta:editing-cycles>3</meta:editing-cycles>
    <meta:generator>LibreOffice/25.2.3.2$Windows_X86_64 LibreOffice_project/bbb074479178df812d175f709636b368952c2ce3</meta:generator>
    <meta:document-statistic meta:table-count="0" meta:image-count="0" meta:object-count="0" meta:page-count="4" meta:paragraph-count="25" meta:word-count="184" meta:character-count="1029" meta:non-whitespace-character-count="869"/>
  </office:meta>
</office:document-meta>
</file>